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6pt" style:font-size-asian="16pt" style:font-size-complex="16pt"/>
    </style:style>
    <style:style style:name="P2" style:family="paragraph" style:parent-style-name="Standard">
      <style:text-properties officeooo:paragraph-rsid="0004a617"/>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officeooo:paragraph-rsid="0004a617" style:font-size-asian="16pt" style:font-size-complex="16pt"/>
    </style:style>
    <style:style style:name="P5" style:family="paragraph" style:parent-style-name="Standard">
      <style:text-properties fo:font-size="16pt" fo:language="en" fo:country="US" fo:font-weight="bold" officeooo:rsid="0004a617" officeooo:paragraph-rsid="0004a617" style:font-size-asian="16pt" style:font-weight-asian="bold" style:font-size-complex="16pt" style:font-weight-complex="bold"/>
    </style:style>
    <style:style style:name="P6" style:family="paragraph" style:parent-style-name="Standard">
      <style:text-properties fo:font-size="16pt" fo:language="en" fo:country="US" fo:font-weight="bold" officeooo:rsid="0006a19c" officeooo:paragraph-rsid="0006a19c" style:font-size-asian="16pt" style:font-weight-asian="bold" style:font-size-complex="16pt" style:font-weight-complex="bold"/>
    </style:style>
    <style:style style:name="P7" style:family="paragraph" style:parent-style-name="Standard" style:list-style-name="L1">
      <style:text-properties officeooo:paragraph-rsid="0004a617"/>
    </style:style>
    <style:style style:name="T1" style:family="text">
      <style:text-properties fo:font-size="16pt" style:font-size-asian="16pt" style:font-size-complex="16pt"/>
    </style:style>
    <style:style style:name="T2" style:family="text">
      <style:text-properties fo:font-size="16pt" fo:language="en" fo:country="US" officeooo:rsid="0004a617" style:font-size-asian="16pt" style:font-size-complex="16pt"/>
    </style:style>
    <style:style style:name="T3" style:family="text">
      <style:text-properties fo:language="en" fo:country="US"/>
    </style:style>
    <style:style style:name="T4" style:family="text">
      <style:text-properties fo:language="en" fo:country="US" officeooo:rsid="0006a1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ront-end, back-end and full-stack developer roles</text:h>
      <text:p text:style-name="P3"/>
      <text:p text:style-name="P4">While job roles and titles may vary, web developer roles are usually split into front end, back end and full stack.</text:p>
      <text:p text:style-name="P4"/>
      <text:p text:style-name="P5">1. <text:s/>Front end developer</text:p>
      <text:p text:style-name="P4"/>
      <text:p text:style-name="P4">A front end developer is someone that works on all parts of a website or web app that users will interact with. This can be anything from the style colors, buttons, menus or user interactions as they click swipe and interact with the site. The skills of a front end developer can vary, but they will always focus on three leading technologies:</text:p>
      <text:list xml:id="list1135537210" text:style-name="L1">
        <text:list-item>
          <text:p text:style-name="P7"><text:span text:style-name="T1">Html</text:span></text:p>
        </text:list-item>
        <text:list-item>
          <text:p text:style-name="P7"><text:span text:style-name="T1">CSS</text:span></text:p>
        </text:list-item>
        <text:list-item>
          <text:p text:style-name="P7"><text:span text:style-name="T2">J</text:span><text:span text:style-name="T1">avascript </text:span></text:p>
        </text:list-item>
      </text:list>
      <text:p text:style-name="P2"><text:span text:style-name="T1"/></text:p>
      <text:p text:style-name="P3">While html and CSS skills are essential. The most critical skill is usually javascript. It is the powerhouse of front end technology. This is mainly because of its versatility and the fact that it is paired with powerful libraries and frameworks such as react by meta. These can be used to build rich user interface driven enterprise websites and web apps that are fast, secure and highly scalable. </text:p>
      <text:p text:style-name="P3"/>
      <text:p text:style-name="P6">2. Back end developer</text:p>
      <text:p text:style-name="P3"/>
      <text:p text:style-name="P3">A back end developer works on the parts of a website or web app that the end users don't see. These activities occur behind the scenes, particularly on the <text:span text:style-name="T3">web</text:span><text:span text:style-name="T4"> </text:span><text:span text:style-name="T3">server</text:span> in the database or in constructing the architecture. Back end developers are responsible for creating and maintaining functionality when users request information or when the website needs to communicate to another part of the web architecture. For processing for example, performing an account, log in or completing an online purchase using a credit card. A back end developer will facilitate the interaction of the website and the content stored in database. As a result, back end development requires different languages, skills and tools. While these can vary, they generally consist of knowledge relating to back end programming language, database management systems, API's and web servers</text:p>
      <text:p text:style-name="P3"><text:soft-page-break/></text:p>
      <text:p text:style-name="P6">3. Full stack developer</text:p>
      <text:p text:style-name="P6"/>
      <text:p text:style-name="P3">A full stack developer is someone equally comfortable working with front end and back end technologies. Full stack developers have skills and knowledge in all areas of the web development project cycle. For example they have relevant expertise in the planning architecture, design, development, deployment and maintenance of the website or web. Full stack developer positions are generally at a more senior level. It can take some time to gain the knowledge, professional experience and skills to become a full stack developer. As a result roles in this area are in high demand and are some of the best paid jobs in the IT Industry. </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1T08:33:42.045000000</meta:creation-date>
    <dc:date>2026-03-01T08:55:38.206000000</dc:date>
    <meta:editing-duration>PT1M35S</meta:editing-duration>
    <meta:editing-cycles>1</meta:editing-cycles>
    <meta:document-statistic meta:table-count="0" meta:image-count="0" meta:object-count="0" meta:page-count="2" meta:paragraph-count="12" meta:word-count="416" meta:character-count="2489" meta:non-whitespace-character-count="2084"/>
    <meta:generator>LibreOffice/7.3.4.2$Windows_X86_64 LibreOffice_project/728fec16bd5f605073805c3c9e7c4212a0120dc5</meta:generator>
  </office:meta>
</office:document-meta>
</file>